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9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2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5" style:family="table-cell" style:parent-style-name="Kop_32_2" style:data-style-name="N0">
      <style:table-cell-properties fo:border-top="thin solid #A6A6A6" fo:border-bottom="thin solid #A6A6A6" fo:border-left="none" fo:border-right="thin solid #A6A6A6" style:vertical-align="middle" fo:background-color="#FF5959" style:repeat-content="false"/>
      <style:paragraph-properties fo:text-align="start" fo:margin-left="0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7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20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21" style:family="table-cell" style:parent-style-name="Text" style:data-style-name="N0">
      <style:table-cell-properties style:vertical-align="middle" fo:background-color="#BFBFBF" style:repeat-content="false"/>
      <style:paragraph-properties fo:text-align="start" fo:margin-left="0.353cm"/>
    </style:style>
    <style:style style:name="ce22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3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4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5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6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8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9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31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3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4" style:family="table-cell" style:parent-style-name="Text" style:data-style-name="N0">
      <style:table-cell-properties fo:border-top="thin solid #D9D9D9" fo:border-bottom="none" fo:border-left="thin solid #D9D9D9" fo:border-right="thin solid #D9D9D9" style:vertical-align="middle" fo:background-color="#BFBFBF" style:repeat-content="false"/>
      <style:paragraph-properties fo:text-align="start" fo:margin-left="0.353cm"/>
    </style:style>
    <style:style style:name="ce35" style:family="table-cell" style:parent-style-name="Default" style:data-style-name="N0">
      <style:table-cell-properties fo:border="thin solid #A6A6A6"/>
    </style:style>
    <style:style style:name="ce36" style:family="table-cell" style:parent-style-name="Text" style:data-style-name="N0">
      <style:table-cell-properties fo:border="thin solid #A6A6A6" style:vertical-align="middle" fo:background-color="#BFBFBF" style:repeat-content="false"/>
      <style:paragraph-properties fo:text-align="center"/>
    </style:style>
    <style:style style:name="ce37" style:family="table-cell" style:parent-style-name="Text" style:data-style-name="N0">
      <style:table-cell-properties fo:border-top="thin solid #A6A6A6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3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0AD47" style:repeat-content="false"/>
      <style:paragraph-properties fo:text-align="start" fo:margin-left="0.353cm"/>
    </style:style>
    <style:style style:name="ce39" style:family="table-cell" style:parent-style-name="Default" style:data-style-name="N0">
      <style:table-cell-properties fo:border-top="none" fo:border-bottom="thin solid #A6A6A6" fo:border-left="thin solid #A6A6A6" fo:border-right="thin solid #A6A6A6"/>
    </style:style>
    <style:style style:name="ce40" style:family="table-cell" style:parent-style-name="Text" style:data-style-name="N0">
      <style:table-cell-properties fo:border-top="none" fo:border-bottom="thin solid #A6A6A6" fo:border-left="thin solid #A6A6A6" fo:border-right="thin solid #A6A6A6" style:vertical-align="middle" fo:background-color="#BFBFBF" style:repeat-content="false"/>
      <style:paragraph-properties fo:text-align="center"/>
    </style:style>
    <style:style style:name="ce41" style:family="table-cell" style:parent-style-name="Text" style:data-style-name="N0">
      <style:table-cell-properties fo:border-top="thin solid #D9D9D9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42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57171" style:repeat-content="false"/>
      <style:paragraph-properties fo:text-align="start" fo:margin-left="0.353cm"/>
    </style:style>
    <style:style style:name="ce43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thin solid #A6A6A6" fo:border-right="thin solid #A6A6A6"/>
    </style:style>
    <style:style style:name="ce45" style:family="table-cell" style:parent-style-name="Text" style:data-style-name="N0">
      <style:table-cell-properties fo:border-top="none" fo:border-bottom="none" fo:border-left="thin solid #A6A6A6" fo:border-right="thin solid #A6A6A6" style:vertical-align="middle" fo:background-color="#BFBFBF" style:repeat-content="false"/>
      <style:paragraph-properties fo:text-align="center"/>
    </style:style>
    <style:style style:name="ce46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FFFF00" style:repeat-content="false"/>
      <style:paragraph-properties fo:text-align="start" fo:margin-left="0.353cm"/>
    </style:style>
    <style:style style:name="ce47" style:family="table-cell" style:parent-style-name="Text" style:data-style-name="N0">
      <style:table-cell-properties fo:border-top="none" fo:border-bottom="none" fo:border-left="none" fo:border-right="thin solid #000000" style:vertical-align="middle" fo:background-color="#BFBFBF" style:repeat-content="false"/>
      <style:paragraph-properties fo:text-align="start" fo:margin-left="0.353cm"/>
    </style:style>
    <style:style style:name="ce4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start" fo:margin-left="0.353cm"/>
    </style:style>
    <style:style style:name="ce49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50" style:family="table-cell" style:parent-style-name="Text" style:data-style-name="N0">
      <style:table-cell-properties fo:border-top="thin solid #A6A6A6" fo:border-bottom="none" fo:border-left="none" fo:border-right="thin solid #A6A6A6" style:vertical-align="middle" fo:background-color="#BFBFBF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A6A6A6" fo:border-bottom="none" fo:border-left="thin solid #A6A6A6" fo:border-right="thin solid #A6A6A6"/>
    </style:style>
    <style:style style:name="ce52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A6A6A6" fo:border-bottom="none" fo:border-left="thin solid #A6A6A6" fo:border-right="none"/>
    </style:style>
    <style:style style:name="ce54" style:family="table-cell" style:parent-style-name="Text" style:data-style-name="N0">
      <style:table-cell-properties fo:border-top="thin solid #D9D9D9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55" style:family="table-cell" style:parent-style-name="Text" style:data-style-name="N0">
      <style:table-cell-properties fo:border-top="none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6" style:family="table-cell" style:parent-style-name="Text" style:data-style-name="N0">
      <style:table-cell-properties fo:border-top="none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57" style:family="table-cell" style:parent-style-name="Text" style:data-style-name="N0">
      <style:table-cell-properties fo:border="thin solid #D9D9D9" style:vertical-align="middle" fo:background-color="#FFFF00" style:repeat-content="false"/>
      <style:paragraph-properties fo:text-align="start" fo:margin-left="0.353cm"/>
    </style:style>
    <style:style style:name="ce58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59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60" style:family="table-cell" style:parent-style-name="Text" style:data-style-name="N0">
      <style:table-cell-properties fo:border="thin solid #D9D9D9" style:vertical-align="middle" fo:background-color="#70AD47" style:repeat-content="false"/>
      <style:paragraph-properties fo:text-align="start" fo:margin-left="0.353cm"/>
    </style:style>
    <style:style style:name="ce61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62" style:family="table-cell" style:parent-style-name="Text" style:data-style-name="N0">
      <style:table-cell-properties fo:border="thin solid #D9D9D9" style:vertical-align="middle" fo:background-color="#757171" style:repeat-content="false"/>
      <style:paragraph-properties fo:text-align="start" fo:margin-left="0.353cm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Text" style:data-style-name="N0">
      <style:table-cell-properties style:vertical-align="middle" fo:background-color="#BFBFBF" style:repeat-content="false"/>
      <style:paragraph-properties fo:text-align="center"/>
    </style:style>
    <style:style style:name="ce65" style:family="table-cell" style:parent-style-name="Text" style:data-style-name="N0">
      <style:table-cell-properties fo:border="thin solid #D9D9D9" style:vertical-align="middle" fo:background-color="#ED7D31" style:repeat-content="false"/>
      <style:paragraph-properties fo:text-align="start" fo:margin-left="0.353cm"/>
    </style:style>
    <style:style style:name="ce66" style:family="table-cell" style:parent-style-name="Text" style:data-style-name="N0">
      <style:table-cell-properties fo:border="thin solid #D9D9D9" style:vertical-align="middle" fo:background-color="#5B9BD5" style:repeat-content="false"/>
      <style:paragraph-properties fo:text-align="start" fo:margin-left="0.353cm"/>
    </style:style>
    <style:style style:name="ce67" style:family="table-cell" style:parent-style-name="Text" style:data-style-name="N0">
      <style:table-cell-properties fo:border="thin solid #D9D9D9" style:vertical-align="middle" fo:background-color="#FF0000" style:repeat-content="false"/>
      <style:paragraph-properties fo:text-align="start" fo:margin-left="0.353cm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Text" style:data-style-name="N0">
      <style:table-cell-properties fo:border="thin solid #D9D9D9" style:vertical-align="middle" fo:background-color="#FF3399" style:repeat-content="false"/>
      <style:paragraph-properties fo:text-align="start" fo:margin-left="0.353cm"/>
    </style:style>
    <style:style style:name="ce70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wrap-option="wrap" fo:background-color="#BFBFBF" style:repeat-content="false"/>
      <style:paragraph-properties fo:text-align="center"/>
    </style:style>
    <style:style style:name="ce71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wrap-option="wrap" fo:background-color="#BFBFBF" style:repeat-content="false"/>
      <style:paragraph-properties fo:text-align="start" fo:margin-left="0.353cm"/>
    </style:style>
    <style:style style:name="ce72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73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7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.353cm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78" style:family="table-cell" style:parent-style-name="Default" style:data-style-name="N0">
      <style:table-cell-properties style:vertical-align="middle" fo:background-color="#757171" style:repeat-content="false"/>
      <style:paragraph-properties fo:text-align="start" fo:margin-left="0.353cm"/>
    </style:style>
    <style:style style:name="ce79" style:family="table-cell" style:parent-style-name="Default" style:data-style-name="N0">
      <style:table-cell-properties style:vertical-align="middle" fo:background-color="#5B9BD5" style:repeat-content="false"/>
      <style:paragraph-properties fo:text-align="start" fo:margin-left="0.353cm"/>
    </style:style>
    <style:style style:name="ce80" style:family="table-cell" style:parent-style-name="Default" style:data-style-name="N0">
      <style:table-cell-properties style:vertical-align="middle" fo:background-color="#ED7D31" style:repeat-content="false"/>
      <style:paragraph-properties fo:text-align="start" fo:margin-left="0.353cm"/>
    </style:style>
    <style:style style:name="ce81" style:family="table-cell" style:parent-style-name="Default" style:data-style-name="N0">
      <style:table-cell-properties style:vertical-align="middle" fo:background-color="#FF3399" style:repeat-content="false"/>
      <style:paragraph-properties fo:text-align="start" fo:margin-left="0.353cm"/>
    </style:style>
    <style:style style:name="ce8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.353cm"/>
    </style:style>
    <style:style style:name="ce83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7.38716666666667cm" style:use-optimal-column-width="true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4.2545cm" style:use-optimal-column-width="true"/>
    </style:style>
    <style:style style:name="co6" style:family="table-column">
      <style:table-column-properties fo:break-before="auto" style:column-width="3.83116666666667cm" style:use-optimal-column-width="true"/>
    </style:style>
    <style:style style:name="co7" style:family="table-column">
      <style:table-column-properties fo:break-before="auto" style:column-width="4.40266666666667cm"/>
    </style:style>
    <style:style style:name="co8" style:family="table-column">
      <style:table-column-properties fo:break-before="auto" style:column-width="6.51933333333333cm" style:use-optimal-column-width="true"/>
    </style:style>
    <style:style style:name="co9" style:family="table-column">
      <style:table-column-properties fo:break-before="auto" style:column-width="2.9845cm" style:use-optimal-column-width="true"/>
    </style:style>
    <style:style style:name="co10" style:family="table-column">
      <style:table-column-properties fo:break-before="auto" style:column-width="2.921cm" style:use-optimal-column-width="true"/>
    </style:style>
    <style:style style:name="co11" style:family="table-column">
      <style:table-column-properties fo:break-before="auto" style:column-width="0.613833333333333cm"/>
    </style:style>
    <style:style style:name="co12" style:family="table-column">
      <style:table-column-properties fo:break-before="auto" style:column-width="3.683cm" style:use-optimal-column-width="true"/>
    </style:style>
    <style:style style:name="co13" style:family="table-column">
      <style:table-column-properties fo:break-before="auto" style:column-width="4.02166666666667cm" style:use-optimal-column-width="true"/>
    </style:style>
    <style:style style:name="co14" style:family="table-column">
      <style:table-column-properties fo:break-before="auto" style:column-width="13.3985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6.18066666666667cm"/>
    </style:style>
    <style:style style:name="co17" style:family="table-column">
      <style:table-column-properties fo:break-before="auto" style:column-width="0.529166666666667cm"/>
    </style:style>
    <style:style style:name="co18" style:family="table-column">
      <style:table-column-properties fo:break-before="auto" style:column-width="4.699cm" style:use-optimal-column-width="true"/>
    </style:style>
    <style:style style:name="co19" style:family="table-column">
      <style:table-column-properties fo:break-before="auto" style:column-width="0.423333333333333cm"/>
    </style:style>
    <style:style style:name="co20" style:family="table-column">
      <style:table-column-properties fo:break-before="auto" style:column-width="3.64066666666667cm" style:use-optimal-column-width="true"/>
    </style:style>
    <style:style style:name="co21" style:family="table-column">
      <style:table-column-properties fo:break-before="auto" style:column-width="0.296333333333333cm"/>
    </style:style>
    <style:style style:name="co22" style:family="table-column">
      <style:table-column-properties fo:break-before="auto" style:column-width="3.005666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6]-[.H6]))/[.H6])&gt;$$VlagPercentage)" style:apply-style-name="cf20" style:base-cell-address="Projecttracker.N6"/>
    </style:style>
    <style:style style:name="ce8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7]-[.H47]))/[.H47])&gt;$$VlagPercentage)" style:apply-style-name="cf20" style:base-cell-address="Projecttracker.N47"/>
    </style:style>
    <style:style style:name="ce8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8]-[.H48]))/[.H48])&gt;$$VlagPercentage)" style:apply-style-name="cf20" style:base-cell-address="Projecttracker.N48"/>
    </style:style>
    <style:style style:name="ce8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0]-[.H190]))/[.H190])&gt;$$VlagPercentage)" style:apply-style-name="cf20" style:base-cell-address="Projecttracker.N190"/>
    </style:style>
    <style:style style:name="ce88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1]-[.H191]))/[.H191])&gt;$$VlagPercentage)" style:apply-style-name="cf20" style:base-cell-address="Projecttracker.N191"/>
    </style:style>
    <style:style style:name="ce89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2]-[.H192]))/[.H192])&gt;$$VlagPercentage)" style:apply-style-name="cf20" style:base-cell-address="Projecttracker.N192"/>
    </style:style>
    <style:style style:name="ce90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3]-[.H193]))/[.H193])&gt;$$VlagPercentage)" style:apply-style-name="cf20" style:base-cell-address="Projecttracker.N193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D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E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8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6" table:default-cell-style-name="ce4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72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table:number-columns-repeated="2" table:style-name="ce1"/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3P</text:p>
          </table:table-cell>
          <table:table-cell table:style-name="ce3"/>
          <table:table-cell office:value-type="string" table:style-name="ce1">
            <text:p>18 Gamelab uren p/w</text:p>
          </table:table-cell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table:style-name="ce6"/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office:value-type="string" table:style-name="ce7">
            <text:p><text:s text:c="2"/>1D = 5P</text:p>
          </table:table-cell>
          <table:table-cell table:style-name="ce8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table:style-name="ce2"/>
          <table:table-cell table:style-name="ce8"/>
          <table:table-cell table:style-name="ce1"/>
          <table:table-cell table:style-name="ce9"/>
          <table:table-cell table:style-name="ce10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<text:s text:c="3"/>v = Opermking, Zie meest rechtse balk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string" table:style-name="ce12">
            <text:p>in punten</text:p>
          </table:table-cell>
          <table:table-cell office:value-type="string" table:style-name="ce13">
            <text:p>MoSCoW Method</text:p>
          </table:table-cell>
          <table:table-cell table:style-name="ce14"/>
          <table:table-cell table:style-name="ce13">
            <draw:custom-shape svg:x="0.00748in" svg:y="0.26312in" svg:width="0.2339in" svg:height="0.35757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5">
            <text:p>v</text:p>
          </table:table-cell>
          <table:table-cell office:value-type="string" table:style-name="ce16">
            <text:p>ProjectAssets</text:p>
          </table:table-cell>
          <table:table-cell office:value-type="string" table:style-name="ce16">
            <text:p>Categorie</text:p>
          </table:table-cell>
          <table:table-cell office:value-type="string" table:style-name="ce16">
            <text:p>Toegewezen aan</text:p>
          </table:table-cell>
          <table:table-cell office:value-type="string" table:style-name="ce16">
            <text:p>Geschat begin</text:p>
          </table:table-cell>
          <table:table-cell office:value-type="string" table:style-name="ce16">
            <text:p>Geschat einde</text:p>
          </table:table-cell>
          <table:table-cell office:value-type="string" table:style-name="ce17">
            <text:p>Geschatte hoeveelheid werk</text:p>
          </table:table-cell>
          <table:table-cell office:value-type="string" table:style-name="ce17">
            <text:p>SprintNmr.</text:p>
          </table:table-cell>
          <table:table-cell office:value-type="string" table:style-name="ce18">
            <text:p>Prioriteit</text:p>
          </table:table-cell>
          <table:table-cell office:value-type="string" table:style-name="ce19">
            <text:p>LEEG</text:p>
          </table:table-cell>
          <table:table-cell office:value-type="string" table:style-name="ce17">
            <text:p>Weeknummer</text:p>
          </table:table-cell>
          <table:table-cell office:value-type="string" table:style-name="ce18">
            <text:p>TrelloChecked</text:p>
          </table:table-cell>
          <table:table-cell office:value-type="string" table:style-name="ce20">
            <text:p>Implemented</text:p>
          </table:table-cell>
          <table:table-cell office:value-type="string" table:style-name="ce16">
            <text:p>Opmerkingen</text:p>
          </table:table-cell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GameHandler</text:p>
          </table:table-cell>
          <table:table-cell office:value-type="string" table:content-validation-name="val1" table:style-name="ce23">
            <text:p>Script</text:p>
          </table:table-cell>
          <table:table-cell office:value-type="string" table:content-validation-name="val2" table:style-name="ce24">
            <text:p>Jan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30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style-name="ce33"/>
          <table:table-cell table:number-columns-repeated="16368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HumanEnemy_00</text:p>
          </table:table-cell>
          <table:table-cell office:value-type="string" table:content-validation-name="val1" table:style-name="ce23">
            <text:p>3DModel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34">
            <text:p>HumanEnemy_00</text:p>
          </table:table-cell>
          <table:table-cell office:value-type="string" table:content-validation-name="val1" table:style-name="ce23">
            <text:p>Texture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37">
            <text:p>Item(class)</text:p>
          </table:table-cell>
          <table:table-cell office:value-type="string" table:content-validation-name="val1" table:style-name="ce3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table:style-name="ce40"/>
          <table:table-cell office:value-type="string" table:style-name="ce41">
            <text:p>Barn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43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office:value-type="string" table:style-name="ce40">
            <text:p>O</text:p>
          </table:table-cell>
          <table:table-cell office:value-type="string" table:style-name="ce41">
            <text:p>Basement_Stairc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44"/>
          <table:table-cell table:style-name="ce45"/>
          <table:table-cell office:value-type="string" table:style-name="ce41">
            <text:p>Briefcase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ameraController</text:p>
          </table:table-cell>
          <table:table-cell office:value-type="string" table:content-validation-name="val1" table:style-name="ce3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ellphone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44"/>
          <table:table-cell table:style-name="ce47"/>
          <table:table-cell office:value-type="string" table:style-name="ce41">
            <text:p>CameraMovement</text:p>
          </table:table-cell>
          <table:table-cell office:value-type="string" table:content-validation-name="val1" table:style-name="ce4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49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50"/>
          <table:table-cell office:value-type="string" table:style-name="ce41">
            <text:p>CellphoneCharger_Deskmounted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51"/>
          <table:table-cell table:style-name="ce52"/>
          <table:table-cell office:value-type="string" table:style-name="ce41">
            <text:p>Character_Arms</text:p>
          </table:table-cell>
          <table:table-cell office:value-type="string" table:content-validation-name="val1" table:style-name="ce46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haracter_Body</text:p>
          </table:table-cell>
          <table:table-cell office:value-type="string" table:content-validation-name="val1" table:style-name="ce46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House_B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53"/>
          <table:table-cell table:style-name="ce40"/>
          <table:table-cell office:value-type="string" table:style-name="ce41">
            <text:p>House_Basement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50"/>
          <table:table-cell office:value-type="string" table:style-name="ce41">
            <text:p>PlayerController</text:p>
          </table:table-cell>
          <table:table-cell office:value-type="string" table:content-validation-name="val1" table:style-name="ce3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52"/>
          <table:table-cell office:value-type="string" table:style-name="ce41">
            <text:p>PowerGenerator</text:p>
          </table:table-cell>
          <table:table-cell office:value-type="string" table:content-validation-name="val1" table:style-name="ce46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40"/>
          <table:table-cell office:value-type="string" table:style-name="ce54">
            <text:p>EdgePortal</text:p>
          </table:table-cell>
          <table:table-cell office:value-type="string" table:content-validation-name="val1" table:style-name="ce3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5"/>
          <table:table-cell office:value-type="string" table:style-name="ce56">
            <text:p>Briefcase_Not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58">
            <text:p>Must Have</text:p>
          </table:table-cell>
          <table:table-cell table:style-name="ce30"/>
          <table:table-cell table:style-name="ce28"/>
          <table:table-cell table:style-name="ce43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Workbenc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3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!</text:p>
          </table:table-cell>
          <table:table-cell office:value-type="string" table:style-name="ce59">
            <text:p>ScriptedEvents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Moeten zeer nodig besproken worden!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Axe</text:p>
          </table:table-cell>
          <table:table-cell office:value-type="string" table:content-validation-name="val1" table:style-name="ce57">
            <text:p>Prop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61"/>
          <table:table-cell office:value-type="string" table:style-name="ce59">
            <text:p>Ashtray</text:p>
          </table:table-cell>
          <table:table-cell office:value-type="string" table:content-validation-name="val1" table:style-name="ce57">
            <text:p>Prop</text:p>
          </table:table-cell>
          <table:table-cell office:value-type="string" table:content-validation-name="val2" table:style-name="ce24">
            <text:p>Quinten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House_Room_01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House_Room_02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House_Room_03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EnemyBehaviou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EnemyVision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GameMan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49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ItemDatabase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InventorySystem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string" table:style-name="ce27">
            <text:p>GUI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Gedeelte van het script wat ervoor zorgt dat dit het doet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CraftMaterial_TractorBattery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CraftMaterial_Gasolin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The Jerrycan i presume</text:p>
          </table:table-cell>
          <table:table-cell table:number-columns-repeated="16369"/>
        </table:table-row>
        <table:table-row table:style-name="ro3" table:visibility="filter">
          <table:table-cell table:style-name="ce63"/>
          <table:table-cell table:style-name="ce52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63"/>
          <table:table-cell table:style-name="ce52"/>
          <table:table-cell office:value-type="string" table:style-name="ce59">
            <text:p>GUI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1" table:style-name="ce27">
            <text:p>2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63"/>
          <table:table-cell table:style-name="ce52"/>
          <table:table-cell office:value-type="string" table:style-name="ce59">
            <text:p>SoundMana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3"/>
          <table:table-cell table:style-name="ce52"/>
          <table:table-cell office:value-type="string" table:style-name="ce59">
            <text:p>CraftingSystem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string" table:style-name="ce28">
            <text:p>1t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3"/>
          <table:table-cell table:style-name="ce52"/>
          <table:table-cell office:value-type="string" table:style-name="ce59">
            <text:p>Terrain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5" table:style-name="ce27">
            <text:p>25</text:p>
          </table:table-cell>
          <table:table-cell office:value-type="string" table:style-name="ce28">
            <text:p>1t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MainEnemy</text:p>
          </table:table-cell>
          <table:table-cell office:value-type="string" table:content-validation-name="val1" table:style-name="ce57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string" table:style-name="ce28">
            <text:p>1t4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Heeft nog een naam nodig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64"/>
          <table:table-cell office:value-type="string" table:style-name="ce22">
            <text:p>Door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49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CharacterAnimation_ArmsWalk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UISprite_SuitCaseNote00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Insanity_PFX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5" table:style-name="ce27">
            <text:p>3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Moet nog uitbreiden hierop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Basement_CorkBoard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CharacterAnimation_ArmsIdle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Flashligh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Rock_00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58">
            <text:p>Should Have</text:p>
          </table:table-cell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UISprite_SuitCaseNote0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UISprite_SuitCaseNote0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Basement_Des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Jerrycan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Misschien is dit een requirement om de gasoline mee te kunnen nemen?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CharacterAnimation_Interact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68"/>
          <table:table-cell table:style-name="ce52"/>
          <table:table-cell office:value-type="string" table:style-name="ce59">
            <text:p>Mais_crops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PhoneUI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UISprite_BatteryStatus00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UISprite_BatteryStatus0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UISprite_BatteryStatus0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4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QuickSelectApp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7" table:style-name="ce28">
            <text:p>7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Quickselect, een item met een assignable hotkey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acto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string" table:style-name="ce28">
            <text:p>4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Lantern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uck_Evil</text:p>
          </table:table-cell>
          <table:table-cell office:value-type="string" table:content-validation-name="val1" table:style-name="ce57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8"/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8"/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8"/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table:style-name="ce22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Fence_Stee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ence_Steel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UISprite_SuitCaseNote03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SuitCaseNote04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BearTrap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ArmsRunn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DeathByAlien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9" table:style-name="ce27">
            <text:p>9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Insanity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4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5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6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7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8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_Ey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_Tentacl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anter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ainting_00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ilo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kybox_00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taircase_1stFloo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ree_00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WaterTower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8" table:style-name="ce27">
            <text:p>8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0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1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BackGroundAmbienc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Recipe_Lantern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DoorOpen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EnemyFootstep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article(class)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ParticleMana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kybox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TeamPhoto00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asement_Pip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racterAnimation_Crouch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racterAnimation_Jump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racterAnimation_Suicide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loset_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CraftRecipeBlueprint_MakeShiftAx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eerBottl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8">
            <text:p>Could Have</text:p>
          </table:table-cell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oil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Chandeli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_Finger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PlayerPanick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AnomalySFX_02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ight(class)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EnemyRoar00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LightManag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ForeGroundAmbienc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arre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asement_Newspap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at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ook_Clos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ook_Op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oot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room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office:value-type="string" table:style-name="ce32">
            <text:p>WitchesBroom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UISprite_Gallery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UISprite_GalleryFolder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Chai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UISprite_HeartMet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Chair_01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Cleav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Notebook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etting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5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6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7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8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icycleBel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ickenCoop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loth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ontain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ouc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DuctTa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Nuts&amp;Bolt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Ro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BearTrap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LockPick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NoiseMak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oor_01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uckTa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alloutShelter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70"/>
          <table:table-cell office:value-type="string" table:style-name="ce71">
            <text:p>FarmSign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eathers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ence_Woo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ence_Wood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ireplac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lowerDead_00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lowerDead_01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reez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urnac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asmas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lassShattered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8">
            <text:p>Could Have</text:p>
          </table:table-cell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Hamm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angingBodies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anginRop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ay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orseHoof_Rusty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Kitchen_Close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Kitchen_Sin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Kitchen_Tab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Kitchen_Tool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dd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dder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9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mp_Hanging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0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mp_Standing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mp_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ightSwitc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ockpi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ooneyTunes_Intro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Mailbox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ewspap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oiseMak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Outhous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inting_01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inting_02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inting_03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inting_04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perNot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Penci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iano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itchfor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n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nk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Breathing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Footsteps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JumpLanding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owing_Wagon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k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t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tHo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tTrap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ock_01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ockingChai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o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g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Rugsa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Increased dit je inventory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stle_Bushes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stle_Trash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ad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Saf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Een kluis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Jochem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9" table:style-name="ce27">
            <text:p>69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aw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crewdriv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hotgun_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ick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igar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in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kybox_01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kybox_02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wing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Schommel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ab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able_Smal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elephone_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elephonePo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imberBlock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oile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Toolbel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Werdt dit ook gebruikt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ee_01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58">
            <text:p>Could Have</text:p>
          </table:table-cell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Tree_02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eeStump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3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4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5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6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7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8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9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irds_Fladder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irdsSpooked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BuzzSFX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ChargingSFX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ellPhone_RealLifeClock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Rington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TouchSound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CarBattery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Gasolin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_LockPick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raftRecipe_MakeShiftAx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_NoiseMak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rippingWater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uck_Qwuack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EnemyBreath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EnemyRoar01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stle_Bushe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stle_Trash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ramaphone_Tun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ramaphone_TuneWithScreeche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randFatherClock_OnHourBo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randFatherClock_Tick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eadBobbing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_BloodPool</text:p>
          </table:table-cell>
          <table:table-cell office:value-type="string" table:content-validation-name="val1" table:style-name="ce69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_Bloodspatt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_DrippingBlood</text:p>
          </table:table-cell>
          <table:table-cell office:value-type="string" table:content-validation-name="val1" table:style-name="ce69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Underton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tro_CutScen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ooneyTunes_Intro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MapNote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oiseMak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oiseMaker_Charg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oiseMaker_InEffect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ianoTune_00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ianoTune_01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Breath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CrouchFootstep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Kunnen dit normale footsteps niet zijn? Perhaps slomer en gedempt ofso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Deathcrie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Footstep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JumpLand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Panick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t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ven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Verschil van de vogels? - is deze overbodig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queakyDoor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queekingWood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elevisionStatic</text:p>
          </table:table-cell>
          <table:table-cell office:value-type="string" table:content-validation-name="val1" table:style-name="ce69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om&amp;Jerry_intro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ashca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u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ckground0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ckground0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ckground03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ckground04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rnPhoto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UISprite_DuckHunt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FlashLigt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HousePhoto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KidOnSwing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KidOnSwingHeadles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MapApp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PhoneBackground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9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0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3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4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TeamPhoto0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TeamPhoto0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TeamPhoto03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WhosApp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WhispersOfTheDamned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Window_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Window_Roun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Window_Squar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irdsSpooked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andl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.5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ir_00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racterAnimation_Suicide2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lothes_Shredd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oat Ra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onfederateFlag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t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urtain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OSComput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ouch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oltcutt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ellPhone_ReskinnnerApp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DuctTap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Nuts&amp;Bolt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Rop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_BearTrap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MainCharacter</text:p>
          </table:table-cell>
          <table:table-cell office:value-type="string" table:content-validation-name="val1" table:style-name="ce57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2" table:style-name="ce27">
            <text:p>12</text:p>
          </table:table-cell>
          <table:table-cell table:style-name="ce28"/>
          <table:table-cell office:value-type="string" table:style-name="ce29">
            <text:p><text:s/>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Alleen armen, of make Human???</text:p>
          </table:table-cell>
          <table:table-cell table:number-columns-repeated="16369"/>
        </table:table-row>
        <table:table-row table:number-rows-repeated="168" table:style-name="ro3">
          <table:table-cell/>
          <table:table-cell table:style-name="ce52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048053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16374" table:default-cell-style-name="ce1"/>
        <table:table-row table:style-name="ro5">
          <table:table-cell office:value-type="string" table:style-name="ce73">
            <text:p>Instellingen</text:p>
          </table:table-cell>
          <table:table-cell table:style-name="ce73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74">
            <text:p>Categorie</text:p>
          </table:table-cell>
          <table:table-cell table:style-name="ce75"/>
          <table:table-cell office:value-type="string" table:style-name="ce74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76">
            <text:p>Prop</text:p>
          </table:table-cell>
          <table:table-cell table:style-name="ce1"/>
          <table:table-cell office:value-type="string" table:style-name="ce77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8">
            <text:p>Architecture</text:p>
          </table:table-cell>
          <table:table-cell table:style-name="ce1"/>
          <table:table-cell office:value-type="string" table:style-name="ce77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Environmental</text:p>
          </table:table-cell>
          <table:table-cell table:style-name="ce1"/>
          <table:table-cell office:value-type="string" table:style-name="ce77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Nature</text:p>
          </table:table-cell>
          <table:table-cell table:style-name="ce1"/>
          <table:table-cell office:value-type="string" table:style-name="ce77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Alive</text:p>
          </table:table-cell>
          <table:table-cell table:style-name="ce1"/>
          <table:table-cell office:value-type="string" table:style-name="ce77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9">
            <text:p>Sprites</text:p>
          </table:table-cell>
          <table:table-cell table:style-name="ce1"/>
          <table:table-cell office:value-type="string" table:style-name="ce77">
            <text:p>Aart-Ja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0">
            <text:p>Animation</text:p>
          </table:table-cell>
          <table:table-cell table:style-name="ce1"/>
          <table:table-cell office:value-type="string" table:style-name="ce77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Music</text:p>
          </table:table-cell>
          <table:table-cell table:style-name="ce1"/>
          <table:table-cell office:value-type="string" table:style-name="ce77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SoundFX</text:p>
          </table:table-cell>
          <table:table-cell table:style-name="ce1"/>
          <table:table-cell office:value-type="string" table:style-name="ce77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2">
            <text:p>ParticleFX</text:p>
          </table:table-cell>
          <table:table-cell table:style-name="ce1"/>
          <table:table-cell office:value-type="string" table:style-name="ce77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cript</text:p>
          </table:table-cell>
          <table:table-cell table:style-name="ce1"/>
          <table:table-cell office:value-type="string" table:style-name="ce77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hader</text:p>
          </table:table-cell>
          <table:table-cell table:style-name="ce1"/>
          <table:table-cell office:value-type="string" table:style-name="ce77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82">
            <text:p>PostProcessing</text:p>
          </table:table-cell>
          <table:table-cell table:style-name="ce1"/>
          <table:table-cell table:style-name="ce77"/>
          <table:table-cell table:number-columns-repeated="16380"/>
        </table:table-row>
        <table:table-row table:style-name="ro3">
          <table:table-cell/>
          <table:table-cell office:value-type="string" table:style-name="ce77">
            <text:p>Overig</text:p>
          </table:table-cell>
          <table:table-cell table:style-name="ce1"/>
          <table:table-cell table:style-name="ce77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77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O523" table:name="Projecten" table:display-filter-buttons="true">
          <table:filter>
            <table:filter-and>
              <table:filter-or>
                <table:filter-condition table:field-number="7" table:value="1" table:operator="="/>
                <table:filter-condition table:field-number="7" table:value="1t2" table:operator="="/>
                <table:filter-condition table:field-number="7" table:value="1t3" table:operator="="/>
                <table:filter-condition table:field-number="7" table:value="1t4" table:operator="="/>
                <table:filter-condition table:field-number="7" table:value="0" table:operator="empty" table:data-type="number"/>
              </table:filter-or>
              <table:filter-or>
                <table:filter-condition table:field-number="8" table:value="Must Have" table:operator="="/>
                <table:filter-condition table:field-number="8" table:value="Should Have" table:operator="="/>
                <table:filter-condition table:field-number="8" table:value="0" table:operator="empty" table:data-type="number"/>
              </table:filter-or>
              <table:filter-or>
                <table:filter-condition table:field-number="11" table:value="0" table:operator="empty" table:data-type="number"/>
                <table:filter-condition table:field-number="11" table:value="~X" table:operator="="/>
              </table:filter-or>
            </table:filter-and>
          </table:filter>
          <table:sort>
            <table:sort-by table:field-number="8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16" style:family="table-cell" style:data-style-name="N0">
      <style:text-properties fo:color="#FF5959" fo:font-weight="bold" style:font-weight-asian="bold" style:font-weight-complex="bold"/>
    </style:style>
    <style:style style:name="cf17" style:family="table-cell" style:data-style-name="N0">
      <style:text-properties fo:color="#FF5959" fo:font-weight="bold" style:font-weight-asian="bold" style:font-weight-complex="bold"/>
    </style:style>
    <style:style style:name="cf18" style:family="table-cell" style:data-style-name="N0">
      <style:text-properties fo:color="#FF5959" fo:font-weight="bold" style:font-weight-asian="bold" style:font-weight-complex="bold"/>
    </style:style>
    <style:style style:name="cf19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20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Renzo</meta:initial-creator>
    <dc:creator>Renzo</dc:creator>
    <meta:creation-date>2016-05-10T09:52:08Z</meta:creation-date>
    <dc:date>2017-03-17T21:28:50Z</dc:date>
    <meta:user-defined meta:name="_TemplateID">TC029300419991</meta:user-defined>
  </office:meta>
</office:document-meta>
</file>